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ay Dixit</text:initial-creator></text:p>
      <text:p text:style-name="OrgSubtitle"/>
      <text:p text:style-name="Text_20_body">hey my brother is thinking about buying an apartment in Brooklyn Fort Greene I told him he should talk to you and access your brilliant business brain 
</text:p>
      <text:list text:style-name="OrgBulletedList" text:continue-numbering="false">
        <text:list-item>
          <text:p text:style-name="Text_20_body">oh yes! He should! 
</text:p>
        </text:list-item>
        <text:list-item>
          <text:p text:style-name="Text_20_body">😇😇😇 
</text:p>
        </text:list-item>
      </text:list>
      <text:p text:style-name="Text_20_body">awesome 
</text:p>
      <text:p text:style-name="Text_20_body">thanks!! 
</text:p>
      <text:list text:style-name="OrgBulletedList" text:continue-numbering="false">
        <text:list-item>
          <text:p text:style-name="Text_20_body">Your first referral!! Caribbean cruise here we come! Is he set onFt Green?
</text:p>
        </text:list-item>
      </text:list>
      <text:p text:style-name="Text_20_body">no
</text:p>
      <text:p text:style-name="Text_20_body">but he definitely wants to live in Brooklyn
</text:p>
      <text:p text:style-name="Text_20_body">and he likes Fort Greene
</text:p>
      <text:p text:style-name="Text_20_body">but is open — within Brooklyn
</text:p>
      <text:list text:style-name="OrgBulletedList" text:continue-numbering="false">
        <text:list-item>
          <text:p text:style-name="Text_20_body">Oh cool, is it more investment or he just doesn’t wanna blow moneyon rent anymore?
</text:p>
        </text:list-item>
      </text:list>
      <text:p text:style-name="Text_20_body">investment
</text:p>
      <text:p text:style-name="Text_20_body">he’d be selling his place in Toronto to buy in Brooklyn
</text:p>
      <text:p text:style-name="Text_20_body">plus also the rent thing and he’d live there
</text:p>
      <text:list text:style-name="OrgBulletedList" text:continue-numbering="false">
        <text:list-item>
          <text:p text:style-name="Text_20_body">If he wants to make money he needs to go to Bed-Stuy or something. let’s chat. We have a Development here but I don’t know if he’s want to live that far. Tons have sold tho 🤷‍♀️🤷‍♀️ yeah let’s chat
</text:p>
        </text:list-item>
      </text:list>
      <text:p text:style-name="Text_20_body">that’s literally exactly what I told him but he doesn’t want to live in Bed Stuy
</text:p>
      <text:p text:style-name="Text_20_body">cool cool thank you
</text:p>
      <text:p text:style-name="Text_20_body">get some rest, good luck tomorrow
</text:p>
      <text:list text:style-name="OrgBulletedList" text:continue-numbering="false">
        <text:list-item>
          <text:p text:style-name="Text_20_body">Yeah or if he wants investment sunnyside queens 
</text:p>
        </text:list-item>
        <text:list-item>
          <text:p text:style-name="Text_20_body">So basically it’s just a savings plan with the hopes of appreciation beyond inflation
</text:p>
        </text:list-item>
      </text:list>
      <text:p text:style-name="Text_20_body">right. so it’s combo investment + where he’d want to live
</text:p>
      <text:list text:style-name="OrgBulletedList" text:continue-numbering="false">
        <text:list-item>
          <text:p text:style-name="Text_20_body">It’s DEF a buyers market so he’d make money 
</text:p>
        </text:list-item>
        <text:list-item>
          <text:p text:style-name="Text_20_body">For sure! I understand
</text:p>
        </text:list-item>
      </text:list>
      <text:p text:style-name="Text_20_body">appreciation beyond what he’d be making in Toronto
</text:p>
      <text:p text:style-name="Text_20_body">but you said it’s not the best time to buy —at least in Manhattan
</text:p>
      <text:p text:style-name="Text_20_body">right?
</text:p>
      <text:list text:style-name="OrgBulletedList" text:continue-numbering="false">
        <text:list-item>
          <text:p text:style-name="Text_20_body">Cool cool! If he can hang on to it for a bit there might be someoops around the l train shutdown. But yeah let me think on it and circle back. I could ask around
</text:p>
        </text:list-item>
      </text:list>
      <text:p text:style-name="Text_20_body">he can hang on
</text:p>
      <text:p text:style-name="Text_20_body">yup
</text:p>
      <text:list text:style-name="OrgBulletedList" text:continue-numbering="false">
        <text:list-item>
          <text:p text:style-name="Text_20_body">Under $1.25 in Manhattan is fine. Just can’t sell for at least 5years 
</text:p>
        </text:list-item>
        <text:list-item>
          <text:p text:style-name="Text_20_body">Over that price point with taxes doesn’t make sense
</text:p>
        </text:list-item>
      </text:list>
      <text:p text:style-name="Text_20_body">I see
</text:p>
      <text:list text:style-name="OrgBulletedList" text:continue-numbering="false">
        <text:list-item>
          <text:p text:style-name="Text_20_body">In BK it’s really already built up in the hotspots 
</text:p>
        </text:list-item>
      </text:list>
      <text:p text:style-name="Text_20_body">that’s what I told him
</text:p>
      <text:p text:style-name="Text_20_body">that Fort Greene is already expensive
</text:p>
      <text:list text:style-name="OrgBulletedList" text:continue-numbering="false">
        <text:list-item>
          <text:p text:style-name="Text_20_body">Not a lot of money left to make but I don’t know the Toronto market 
</text:p>
        </text:list-item>
        <text:list-item>
          <text:p text:style-name="Text_20_body">Yeah 
</text:p>
        </text:list-item>
      </text:list>
      <text:p text:style-name="Text_20_body">yeah. OK we’ll talk
</text:p>
      <text:list text:style-name="OrgBulletedList" text:continue-numbering="false">
        <text:list-item>
          <text:p text:style-name="Text_20_body">I don’t know the L train shutdown neighborhoods but I’ll also ask more BK people too
</text:p>
        </text:list-item>
      </text:list>
      <text:p text:style-name="Text_20_body">cool
</text:p>
      <text:p text:style-name="Text_20_body">Fort Greene is unaffected
</text:p>
      <text:p text:style-name="Text_20_body">Williamsburg is the main one affected. but L train shutdown is temporary so I’m not sure how much it affects prices for purchasing
</text:p>
      <text:list text:style-name="OrgBulletedList" text:continue-numbering="false">
        <text:list-item>
          <text:p text:style-name="Text_20_body">YeH I could see prices dipping in the short run &amp; negotiatingpower…and appreciating back after the constructions done if he can Uber. 👌 night!! 
</text:p>
        </text:list-item>
      </text:list>
      <text:p text:style-name="Text_20_body">cool cool
</text:p>
      <text:p text:style-name="Text_20_body">thank you
</text:p>
      <text:list text:style-name="OrgBulletedList" text:continue-numbering="false">
        <text:list-item>
          <text:p text:style-name="Text_20_body">Yeah I don’t know… it has to be strategic in BK since not a lot of money to be made 
</text:p>
        </text:list-item>
      </text:list>
      <text:p text:style-name="Text_20_body">right
</text:p>
      <text:list text:style-name="OrgBulletedList" text:continue-numbering="false">
        <text:list-item>
          <text:p text:style-name="Text_20_body">But paying rent is a loss always so 
</text:p>
        </text:list-item>
      </text:list>
      <text:p text:style-name="Text_20_body">right
</text:p>
      <text:list text:style-name="OrgBulletedList" text:continue-numbering="false">
        <text:list-item>
          <text:p text:style-name="Text_20_body">Kk 
</text:p>
        </text:list-item>
      </text:list>
      <text:p text:style-name="Text_20_body">good thoughts
</text:p>
      <text:list text:style-name="OrgBulletedList" text:continue-numbering="false">
        <text:list-item>
          <text:p text:style-name="Text_20_body">We’ll dfg it out! 
</text:p>
        </text:list-item>
      </text:list>
      <text:p text:style-name="Text_20_body">awesome
</text:p>
      <text:list text:style-name="OrgBulletedList" text:continue-numbering="false">
        <text:list-item>
          <text:p text:style-name="Text_20_body">This is one of the units in bed Stuy 
Check out this new listing I found on StreetEasy
</text:p>
        </text:list-item>
        <text:list-item>
          <text:p text:style-name="Text_20_body"><text:a xlink:type="simple" xlink:href="https://streeteasy.com/sale/1373303?utm_source=ios&amp;utm_medium=app_hare&amp;utm_campaign=sale_listing">https://streeteasy.com/sale/1373303?utm_source=ios&amp;utm_medium=app_hare&amp;utm_campaign=sale_listing</text:a> 
</text:p>
          <text:list text:style-name="OrgBulletedList" text:continue-numbering="true">
            <text:list-item>
              <text:p text:style-name="Text_20_body">Just FYI 
</text:p>
            </text:list-item>
          </text:list>
        </text:list-item>
      </text:list>
      <text:p text:style-name="Text_20_body">cool I’ll pass it along
</text:p>
      <text:list text:style-name="OrgBulletedList" text:continue-numbering="false">
        <text:list-item>
          <text:p text:style-name="Text_20_body">Or here’s the building 
</text:p>
        </text:list-item>
        <text:list-item>
          <text:p text:style-name="Text_20_body">Check out this new building I found on StreetEasy 
</text:p>
        </text:list-item>
        <text:list-item>
          <text:p text:style-name="Text_20_body">Shows things in contract already 
</text:p>
        </text:list-item>
      </text:list>
      <text:p text:style-name="Text_20_body">interesting
</text:p>
      <text:list text:style-name="OrgBulletedList" text:continue-numbering="false">
        <text:list-item>
          <text:p text:style-name="Text_20_body">But yeah he’d be ubering a lot 
</text:p>
        </text:list-item>
      </text:list>
      <text:p text:style-name="Text_20_body">right
</text:p>
      <text:list text:style-name="OrgBulletedList" text:continue-numbering="false">
        <text:list-item>
          <text:p text:style-name="Text_20_body">Okay and also www.nostrandbk.com is coming soon 
</text:p>
        </text:list-item>
        <text:list-item>
          <text:p text:style-name="Text_20_body">🤷‍♀️
</text:p>
        </text:list-item>
        <text:list-item>
          <text:p text:style-name="Text_20_body">But yeah I’ll look closer to Green Pt and see where the 🤑🤑🤑 is
</text:p>
        </text:list-item>
      </text:list>
      <text:p text:style-name="Text_20_body">right
</text:p>
      <text:p text:style-name="Text_20_body">amazing
</text:p>
      <text:list text:style-name="OrgBulletedList" text:continue-numbering="false">
        <text:list-item>
          <text:p text:style-name="Text_20_body">Oh that link is broken
</text:p>
        </text:list-item>
        <text:list-item>
          <text:p text:style-name="Text_20_body">Don’t use that
</text:p>
        </text:list-item>
        <text:list-item>
          <text:p text:style-name="Text_20_body">Kk night you!!!
</text:p>
        </text:list-item>
        <text:list-item>
          <text:p text:style-name="Text_20_body">Happy editing!$
</text:p>
        </text:list-item>
      </text:list>
      <text:p text:style-name="Text_20_body">thanks! goodnight!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ay Dixit</dc:creator>
    <meta:initial-creator>Jay Dixit</meta:initial-creator>
    <dc:date>2018-12-21T01:04:19</dc:date>
    <meta:creation-date>2018-12-21T01:04:19</meta:creation-date>
    <meta:generator>Emacs 25.1.1 (Org mode 9.1.14)</meta:generator>
    <meta:keyword/>
    <dc:subject/>
    <dc:title/>
  </office:meta>
</office:document-meta>
</file>